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5000000404F7F81A8A4756E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b1cb" officeooo:paragraph-rsid="000cb1cb"/>
    </style:style>
    <style:style style:name="P2" style:family="paragraph" style:parent-style-name="Standard">
      <style:text-properties officeooo:rsid="000e2c4a" officeooo:paragraph-rsid="000e2c4a"/>
    </style:style>
    <style:style style:name="P3" style:family="paragraph" style:parent-style-name="Standard">
      <style:text-properties officeooo:rsid="000e773a" officeooo:paragraph-rsid="000e773a"/>
    </style:style>
    <style:style style:name="P4" style:family="paragraph" style:parent-style-name="Standard">
      <style:text-properties officeooo:rsid="000f353d" officeooo:paragraph-rsid="000e2c4a"/>
    </style:style>
    <style:style style:name="P5" style:family="paragraph" style:parent-style-name="Standard">
      <style:text-properties officeooo:rsid="001121b8" officeooo:paragraph-rsid="000e2c4a"/>
    </style:style>
    <style:style style:name="P6" style:family="paragraph" style:parent-style-name="Standard">
      <style:text-properties officeooo:rsid="001219f2" officeooo:paragraph-rsid="001219f2"/>
    </style:style>
    <style:style style:name="P7" style:family="paragraph" style:parent-style-name="Standard">
      <style:text-properties officeooo:rsid="00137c81" officeooo:paragraph-rsid="00137c81"/>
    </style:style>
    <style:style style:name="P8" style:family="paragraph" style:parent-style-name="Standard">
      <style:text-properties officeooo:rsid="00137c81" officeooo:paragraph-rsid="0013f6b9"/>
    </style:style>
    <style:style style:name="P9" style:family="paragraph" style:parent-style-name="Standard">
      <style:text-properties officeooo:rsid="0013f6b9" officeooo:paragraph-rsid="0013f6b9"/>
    </style:style>
    <style:style style:name="P10" style:family="paragraph" style:parent-style-name="Standard">
      <style:text-properties officeooo:rsid="00144c18" officeooo:paragraph-rsid="00144c18"/>
    </style:style>
    <style:style style:name="P11" style:family="paragraph" style:parent-style-name="Standard">
      <style:text-properties officeooo:rsid="0014585a" officeooo:paragraph-rsid="0014585a"/>
    </style:style>
    <style:style style:name="P12" style:family="paragraph" style:parent-style-name="Standard">
      <style:text-properties officeooo:rsid="0015350b" officeooo:paragraph-rsid="0015350b"/>
    </style:style>
    <style:style style:name="P13" style:family="paragraph" style:parent-style-name="Standard">
      <style:text-properties officeooo:rsid="0017ea1b" officeooo:paragraph-rsid="0017ea1b"/>
    </style:style>
    <style:style style:name="P14" style:family="paragraph" style:parent-style-name="Standard">
      <style:text-properties officeooo:rsid="00194cf9" officeooo:paragraph-rsid="00194cf9"/>
    </style:style>
    <style:style style:name="P15" style:family="paragraph" style:parent-style-name="Preformatted_20_Text">
      <style:text-properties officeooo:rsid="001c7ad2" officeooo:paragraph-rsid="001c7ad2"/>
    </style:style>
    <style:style style:name="P16" style:family="paragraph" style:parent-style-name="Preformatted_20_Text">
      <style:text-properties officeooo:rsid="00265f49" officeooo:paragraph-rsid="00265f49"/>
    </style:style>
    <style:style style:name="P17" style:family="paragraph" style:parent-style-name="Standard">
      <style:text-properties officeooo:rsid="0014585a" officeooo:paragraph-rsid="0014585a"/>
    </style:style>
    <style:style style:name="P18" style:family="paragraph" style:parent-style-name="Standard">
      <style:text-properties officeooo:rsid="001c7ad2" officeooo:paragraph-rsid="001c7ad2"/>
    </style:style>
    <style:style style:name="P19" style:family="paragraph" style:parent-style-name="Standard">
      <style:text-properties officeooo:rsid="001e58b0" officeooo:paragraph-rsid="001e58b0"/>
    </style:style>
    <style:style style:name="P20" style:family="paragraph" style:parent-style-name="Standard">
      <style:text-properties officeooo:rsid="001f3122" officeooo:paragraph-rsid="001f3122"/>
    </style:style>
    <style:style style:name="P21" style:family="paragraph" style:parent-style-name="Standard">
      <style:text-properties officeooo:rsid="00204a59" officeooo:paragraph-rsid="00204a59"/>
    </style:style>
    <style:style style:name="P22" style:family="paragraph" style:parent-style-name="Standard">
      <style:text-properties officeooo:rsid="00220931" officeooo:paragraph-rsid="00220931"/>
    </style:style>
    <style:style style:name="P23" style:family="paragraph" style:parent-style-name="Standard">
      <style:text-properties officeooo:rsid="0022fe8b" officeooo:paragraph-rsid="0022fe8b"/>
    </style:style>
    <style:style style:name="P24" style:family="paragraph" style:parent-style-name="Standard">
      <style:text-properties officeooo:rsid="0024dc00" officeooo:paragraph-rsid="0024dc00"/>
    </style:style>
    <style:style style:name="P25" style:family="paragraph" style:parent-style-name="Standard">
      <style:text-properties fo:font-weight="bold" officeooo:rsid="0024dc00" officeooo:paragraph-rsid="0024dc00" style:font-weight-asian="bold" style:font-weight-complex="bold"/>
    </style:style>
    <style:style style:name="P26" style:family="paragraph" style:parent-style-name="Standard">
      <style:text-properties fo:font-weight="normal" officeooo:rsid="0024dc00" officeooo:paragraph-rsid="0024dc00" style:font-weight-asian="normal" style:font-weight-complex="normal"/>
    </style:style>
    <style:style style:name="P27" style:family="paragraph" style:parent-style-name="Standard">
      <style:text-properties officeooo:rsid="00265f49" officeooo:paragraph-rsid="00265f49"/>
    </style:style>
    <style:style style:name="T1" style:family="text">
      <style:text-properties officeooo:rsid="001219f2"/>
    </style:style>
    <style:style style:name="T2" style:family="text">
      <style:text-properties officeooo:rsid="0013f6b9"/>
    </style:style>
    <style:style style:name="T3" style:family="text">
      <style:text-properties officeooo:rsid="0015350b"/>
    </style:style>
    <style:style style:name="T4" style:family="text">
      <style:text-properties officeooo:rsid="0017ea1b"/>
    </style:style>
    <style:style style:name="T5" style:family="text">
      <style:text-properties officeooo:rsid="00194cf9"/>
    </style:style>
    <style:style style:name="T6" style:family="text">
      <style:text-properties officeooo:rsid="0019ad84"/>
    </style:style>
    <style:style style:name="T7" style:family="text">
      <style:text-properties officeooo:rsid="001b96c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65f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[1] </text:span>Pull request and forking (13:24);</text:p>
      <text:p text:style-name="P1"><text:a xlink:type="simple" xlink:href="https://www.youtube.com/watch?v=_NrSWLQsDL4" text:style-name="Internet_20_link" text:visited-style-name="Visited_20_Internet_20_Link">https://www.youtube.com/watch?v=_NrSWLQsDL4</text:a></text:p>
      <text:p text:style-name="P1"/>
      <text:p text:style-name="P2"/>
      <text:p text:style-name="P2"><text:span text:style-name="T1">[2].</text:span>Lista de tarefas com Django com MTV(13:39) </text:p>
      <text:p text:style-name="P2"><text:a xlink:type="simple" xlink:href="https://code.tutsplus.com/articles/intro-to-django-building-a-to-do-list--net-2871" text:style-name="Internet_20_link" text:visited-style-name="Visited_20_Internet_20_Link">https://code.tutsplus.com/articles/intro-to-django-building-a-to-do-list--net-2871</text:a></text:p>
      <text:p text:style-name="P2"/>
      <text:p text:style-name="P2"/>
      <text:p text:style-name="P2"><text:span text:style-name="T1">[3].</text:span>Usando post method(13:40)</text:p>
      <text:p text:style-name="P2"><text:a xlink:type="simple" xlink:href="https://medium.com/fbdevclagos/how-to-build-a-todo-app-with-django-17afdc4a8f8c" text:style-name="Internet_20_link" text:visited-style-name="Visited_20_Internet_20_Link">https://medium.com/fbdevclagos/how-to-build-a-todo-app-with-django-17afdc4a8f8c</text:a></text:p>
      <text:p text:style-name="P2"/>
      <text:p text:style-name="P2"/>
      <text:p text:style-name="P3"><text:span text:style-name="T1">[4].</text:span>Aplicação por forms(13:48)</text:p>
      <text:p text:style-name="P3"><text:a xlink:type="simple" xlink:href="https://www.geeksforgeeks.org/python-todo-webapp-using-django/" text:style-name="Internet_20_link" text:visited-style-name="Visited_20_Internet_20_Link">https://www.geeksforgeeks.org/python-todo-webapp-using-django/</text:a></text:p>
      <text:p text:style-name="P3"/>
      <text:p text:style-name="P2"/>
      <text:p text:style-name="P4"><text:span text:style-name="T1">[5].</text:span>Connect Django with API(14:03)</text:p>
      <text:p text:style-name="P4"><text:a xlink:type="simple" xlink:href="https://medium.com/@BennettGarner/build-your-first-rest-api-with-django-rest-framework-e394e39a482c" text:style-name="Internet_20_link" text:visited-style-name="Visited_20_Internet_20_Link">https://medium.com/@BennettGarner/build-your-first-rest-api-with-django-rest-framework-e394e39a482c</text:a></text:p>
      <text:p text:style-name="P4"/>
      <text:p text:style-name="P4"/>
      <text:p text:style-name="P5"><text:span text:style-name="T1">[6.]</text:span>Serializador(14:11) </text:p>
      <text:p text:style-name="P5"><text:a xlink:type="simple" xlink:href="https://www.django-rest-framework.org/tutorial/quickstart/" text:style-name="Internet_20_link" text:visited-style-name="Visited_20_Internet_20_Link">https://www.django-rest-framework.org/tutorial/quickstart/</text:a></text:p>
      <text:p text:style-name="P5"/>
      <text:p text:style-name="P6"/>
      <text:p text:style-name="P6">[7].Big model – many tables example (15:33)</text:p>
      <text:p text:style-name="P6"><text:a xlink:type="simple" xlink:href="https://books.agiliq.com/projects/django-api-polls-tutorial/en/latest/setup-models-admin.html#creating-a-project" text:style-name="Internet_20_link" text:visited-style-name="Visited_20_Internet_20_Link">https://books.agiliq.com/projects/django-api-polls-tutorial/en/latest/setup-models-admin.html#creating-a-project</text:a></text:p>
      <text:p text:style-name="P6"/>
      <text:p text:style-name="P13">[8]Admin stuff model for user using rest</text:p>
      <text:p text:style-name="P13"><text:a xlink:type="simple" xlink:href="https://medium.com/@apogiatzis/create-a-restful-api-with-users-and-jwt-authentication-using-django-1-11-drf-part-1-288268602bb7" text:style-name="Internet_20_link" text:visited-style-name="Visited_20_Internet_20_Link">https://medium.com/@apogiatzis/create-a-restful-api-with-users-and-jwt-authentication-using-django-1-11-drf-part-1-288268602bb7</text:a></text:p>
      <text:p text:style-name="P13"/>
      <text:p text:style-name="P6"/>
      <text:p text:style-name="P7">Front-End (16:22) </text:p>
      <text:p text:style-name="P7"/>
      <text:p text:style-name="P7"><text:a xlink:type="simple" xlink:href="https://www.youtube.com/watch?v=8QBYrKhqgFI" text:style-name="Internet_20_link" text:visited-style-name="Visited_20_Internet_20_Link"/></text:p>
      <text:p text:style-name="P9">[<text:span text:style-name="T4">9</text:span>] Beautiful bootstrap verson </text:p>
      <text:p text:style-name="P8"><text:span text:style-name="T2"><text:s/></text:span><text:a xlink:type="simple" xlink:href="https://www.youtube.com/watch?v=8QBYrKhqgFI" text:style-name="Internet_20_link" text:visited-style-name="Visited_20_Internet_20_Link">https://www.youtube.com/watch?v=8QBYrKhqgFI</text:a> <text:span text:style-name="T2">[16:24]</text:span></text:p>
      <text:p text:style-name="P7"/>
      <text:p text:style-name="P7"/>
      <text:p text:style-name="P9">Leitura:</text:p>
      <text:p text:style-name="P9">[<text:span text:style-name="T4">10</text:span>] <text:a xlink:type="simple" xlink:href="https://www.digitalocean.com/community/tutorials/how-to-build-a-react-to-do-app-with-react-hooks" text:style-name="Internet_20_link" text:visited-style-name="Visited_20_Internet_20_Link">https://www.digitalocean.com/community/tutorials/how-to-build-a-react-to-do-app-with-react-hooks</text:a> [16:31]</text:p>
      <text:p text:style-name="P9"/>
      <text:p text:style-name="P9">Obs: Ver alguma parte que envolva a edição para se certificar [8]</text:p>
      <text:p text:style-name="P5"/>
      <text:p text:style-name="P5"/>
      <text:p text:style-name="P10">Ações</text:p>
      <text:p text:style-name="P10">→ Tentativas de pull request e de fork</text:p>
      <text:p text:style-name="P10"/>
      <text:p text:style-name="P11">[1<text:span text:style-name="T4">1</text:span>]All-in-one<text:span text:style-name="T3">[18:30]</text:span>:<text:a xlink:type="simple" xlink:href="https://scotch.io/tutorials/build-a-to-do-application-using-django-and-react" text:style-name="Internet_20_link" text:visited-style-name="Visited_20_Internet_20_Link">https://scotch.io/tutorials/build-a-to-do-application-using-django-and-react</text:a></text:p>
      <text:p text:style-name="P11"/>
      <text:p text:style-name="P11">[1<text:span text:style-name="T4">2</text:span>]Mechendo com o sistema pronto de autentificação com Django<text:span text:style-name="T3">[18:40]</text:span></text:p>
      <text:p text:style-name="P11"/>
      <text:p text:style-name="P12">[12]Sign up Django[19:02]:<text:a xlink:type="simple" xlink:href="https://simpleisbetterthancomplex.com/tutorial/2017/02/18/how-to-create-user-sign-up-view.html" text:style-name="Internet_20_link" text:visited-style-name="Visited_20_Internet_20_Link">https://simpleisbetterthancomplex.com/tutorial/2017/02/18/how-to-create-user-sign-up-view.html</text:a></text:p>
      <text:p text:style-name="P12"><text:soft-page-break/></text:p>
      <text:p text:style-name="P11"><text:s/><text:span text:style-name="T5">Desenvolvimento do front:</text:span></text:p>
      <text:p text:style-name="P11"/>
      <text:p text:style-name="P14"><text:span text:style-name="T7">instalação do </text:span><text:s/>React:[npm <text:s/>6.13.4]<text:span text:style-name="T6">[create-react-app : 3.4.0]</text:span></text:p>
      <text:p text:style-name="P11"><text:a xlink:type="simple" xlink:href="https://www.zeolearn.com/magazine/setup-react-ubuntu" text:style-name="Internet_20_link" text:visited-style-name="Visited_20_Internet_20_Link">https://www.zeolearn.com/magazine/setup-react-ubuntu</text:a></text:p>
      <text:p text:style-name="P11"/>
      <text:p text:style-name="P11"/>
      <text:p text:style-name="P11"/>
      <text:p text:style-name="P18">Backend;</text:p>
      <text:p text:style-name="P18"/>
      <text:p text:style-name="P18">[1] Configurando ambiente virtual → (Fazer um alias pra quando entrar nele – extra – save path)</text:p>
      <text:p text:style-name="P11"/>
      <text:p text:style-name="P18">Atualizando a versão do pip</text:p>
      <text:p text:style-name="P18"/>
      <text:p text:style-name="P18">python3 -m pip install –user –upgrade pip </text:p>
      <text:p text:style-name="P18"/>
      <text:p text:style-name="P18">Instalando virtualenv</text:p>
      <text:p text:style-name="P15"/>
      <text:p text:style-name="P15">python3 -m pip install --user virtualenv</text:p>
      <text:p text:style-name="P15"/>
      <text:p text:style-name="P15"/>
      <text:p text:style-name="P18">talvez</text:p>
      <text:p text:style-name="P18"/>
      <text:p text:style-name="P18">pip install –upgrade pip</text:p>
      <text:p text:style-name="P18"/>
      <text:p text:style-name="P18"/>
      <text:p text:style-name="P18">criando a virtualenv dentro de uma pasta de virtualenvs na home, preferencialmente</text:p>
      <text:p text:style-name="P18"/>
      <text:p text:style-name="P18">python3 -m virtualenv todo_env</text:p>
      <text:p text:style-name="P18"/>
      <text:p text:style-name="P19"/>
      <text:p text:style-name="P19">Criando um alias pra ativar a virtulenv:</text:p>
      <text:p text:style-name="P19"/>
      <text:p text:style-name="P19">alias todo=”source ~/virtualenvs/todo_env/bin/activate”</text:p>
      <text:p text:style-name="P19"/>
      <text:p text:style-name="P19"/>
      <text:p text:style-name="P19">Problema da instalação da virtualenv com pacotes já existentes:</text:p>
      <text:p text:style-name="P19"/>
      <text:p text:style-name="P19">virtualenv -p /usr/bin/python3.6 todo</text:p>
      <text:p text:style-name="P19"/>
      <text:p text:style-name="P20">Criando alias definitivo</text:p>
      <text:p text:style-name="P19">alias todo="source ~/virtualenvs/todo/bin/activate"</text:p>
      <text:p text:style-name="P19"/>
      <text:p text:style-name="P19"/>
      <text:p text:style-name="P20">Basta navegar a pasta do projeto e quando quiser ativar a virtuenv, configurar pelo alias</text:p>
      <text:p text:style-name="P20"/>
      <text:p text:style-name="P20"/>
      <text:p text:style-name="P20">Deixar o alias permanente</text:p>
      <text:p text:style-name="P20"><text:a xlink:type="simple" xlink:href="https://www.cyberciti.biz/faq/create-permanent-bash-alias-linux-unix/" text:style-name="Internet_20_link" text:visited-style-name="Visited_20_Internet_20_Link">https://www.cyberciti.biz/faq/create-permanent-bash-alias-linux-unix/</text:a></text:p>
      <text:p text:style-name="P20"/>
      <text:p text:style-name="P20"/>
      <text:p text:style-name="P20">Instalação do Django:</text:p>
      <text:p text:style-name="P20">pip install django</text:p>
      <text:p text:style-name="P20"/>
      <text:p text:style-name="P20"/>
      <text:p text:style-name="P21">Criação do Projeto:</text:p>
      <text:p text:style-name="P21">django-admin.py startproject projeto</text:p>
      <text:p text:style-name="P21"/>
      <text:p text:style-name="P21"><text:soft-page-break/>cd projeto</text:p>
      <text:p text:style-name="P21"/>
      <text:p text:style-name="P21">Criando a primeira aplicação</text:p>
      <text:p text:style-name="P21"/>
      <text:p text:style-name="P21">python manage.py startapp todo</text:p>
      <text:p text:style-name="P22"/>
      <text:p text:style-name="P22"/>
      <text:p text:style-name="P25">CONFIGURAÇÃO DO BANCO</text:p>
      <text:p text:style-name="P25"/>
      <text:p text:style-name="P26">-&gt;Baixar o postgres e realizar algumas configurações</text:p>
      <text:p text:style-name="P26"/>
      <text:p text:style-name="P26">sudo apt-get install postgres<text:span text:style-name="T9">ql</text:span></text:p>
      <text:p text:style-name="P26"/>
      <text:p text:style-name="P26">→<text:span text:style-name="T8">Criação do banco de dados </text:span>via psql e <text:span text:style-name="T8">definição de senha</text:span></text:p>
      <text:p text:style-name="P26"/>
      <text:p text:style-name="P26"><text:a xlink:type="simple" xlink:href="https://www.digitalocean.com/community/tutorials/how-to-use-postgresql-with-your-django-application-on-ubuntu-14-04" text:style-name="Internet_20_link" text:visited-style-name="Visited_20_Internet_20_Link">https://www.digitalocean.com/community/tutorials/how-to-use-postgresql-with-your-django-application-on-ubuntu-14-04</text:a></text:p>
      <text:p text:style-name="P26"/>
      <text:p text:style-name="P22"/>
      <text:p text:style-name="P22">Versão do Banco:</text:p>
      <text:p text:style-name="P22"><draw:frame draw:style-name="fr1" draw:name="Figura1" text:anchor-type="paragraph" svg:x="0.127cm" svg:y="0.136cm" svg:width="15.372cm" svg:height="1.693cm" draw:z-index="0"><draw:image xlink:href="Pictures/1000000000000245000000404F7F81A8A4756EF7.png" xlink:type="simple" xlink:show="embed" xlink:actuate="onLoad" loext:mime-type="image/x-vclgraphic"/></draw:frame></text:p>
      <text:p text:style-name="P23">Mexendo no banco de dados postgres via psql</text:p>
      <text:p text:style-name="P23"/>
      <text:p text:style-name="P23"><text:a xlink:type="simple" xlink:href="http://postgresguide.com/utilities/psql.html" text:style-name="Internet_20_link" text:visited-style-name="Visited_20_Internet_20_Link">http://postgresguide.com/utilities/psql.html</text:a></text:p>
      <text:p text:style-name="P23"/>
      <text:p text:style-name="P23"><text:a xlink:type="simple" xlink:href="https://www.youtube.com/watch?v=pqDNOGOcUks" text:style-name="Internet_20_link" text:visited-style-name="Visited_20_Internet_20_Link">https://www.youtube.com/watch?v=pqDNOGOcUks</text:a></text:p>
      <text:p text:style-name="P23"/>
      <text:p text:style-name="P23"/>
      <text:p text:style-name="P25">Instação para uso no postgres</text:p>
      <text:p text:style-name="P23"/>
      <text:p text:style-name="P24">pip install psycopg2</text:p>
      <text:p text:style-name="P24"/>
      <text:p text:style-name="P24"/>
      <text:p text:style-name="P24">Problemas:</text:p>
      <text:p text:style-name="P24"><text:a xlink:type="simple" xlink:href="https://www.techiediaries.com/error-you-need-to-install-postgresql-server-dev-x-y-for-building-a-server-side-extension-or-libpq-dev-for-building-a-client-side-application/" text:style-name="Internet_20_link" text:visited-style-name="Visited_20_Internet_20_Link">https://www.techiediaries.com/error-you-need-to-install-postgresql-server-dev-x-y-for-building-a-server-side-extension-or-libpq-dev-for-building-a-client-side-application/</text:a></text:p>
      <text:p text:style-name="P24"/>
      <text:p text:style-name="P24"/>
      <text:p text:style-name="P27">mais problemas</text:p>
      <text:p text:style-name="P16"><text:span text:style-name="Source_20_Text">sudo apt install python3-dev</text:span>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3:24:24.654471378</meta:creation-date>
    <dc:date>2020-03-19T14:43:12.988560332</dc:date>
    <meta:editing-duration>PT2H33M13S</meta:editing-duration>
    <meta:editing-cycles>4</meta:editing-cycles>
    <meta:generator>LibreOffice/6.0.3.2$Linux_X86_64 LibreOffice_project/00m0$Build-2</meta:generator>
    <meta:document-statistic meta:table-count="0" meta:image-count="1" meta:object-count="0" meta:page-count="3" meta:paragraph-count="71" meta:word-count="286" meta:character-count="3380" meta:non-whitespace-character-count="3155"/>
  </office:meta>
</office:document-meta>
</file>